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26in"/>
    </style:style>
    <style:style style:name="co3" style:family="table-column">
      <style:table-column-properties fo:break-before="auto" style:column-width="2.63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Attributes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3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 calcext:value-type="string" table:number-columns-spanned="5" table:number-rows-spanned="1">
            <text:p>In this sheet we analyze what happen when we remove one and only one of the attributes at a time</text:p>
          </table:table-cell>
          <table:covered-table-cell table:style-name="Default"/>
          <table:covered-table-cell table:number-columns-repeated="3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Attribute removed</text:p>
          </table:table-cell>
          <table:table-cell table:style-name="ce1" office:value-type="string" calcext:value-type="string">
            <text:p>Correctly classified (%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float" office:value="87.65" calcext:value-type="float">
            <text:p>87.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float" office:value="92.02" calcext:value-type="float">
            <text:p>92.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ord length</text:p>
          </table:table-cell>
          <table:table-cell office:value-type="float" office:value="95.56" calcext:value-type="float">
            <text:p>95.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float" office:value="95.64" calcext:value-type="float">
            <text:p>95.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owels</text:p>
          </table:table-cell>
          <table:table-cell office:value-type="float" office:value="95.86" calcext:value-type="float">
            <text:p>95.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float" office:value="96.08" calcext:value-type="float">
            <text:p>96.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float" office:value="96.2" calcext:value-type="float">
            <text:p>96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float" office:value="96.2" calcext:value-type="float">
            <text:p>96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float" office:value="96.2" calcext:value-type="float">
            <text:p>96.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(none)</text:p>
          </table:table-cell>
          <table:table-cell office:value-type="float" office:value="96.27" calcext:value-type="float">
            <text:p>96.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float" office:value="96.27" calcext:value-type="float">
            <text:p>96.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float" office:value="96.38" calcext:value-type="float">
            <text:p>96.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float" office:value="96.57" calcext:value-type="float">
            <text:p>96.57</text:p>
          </table:table-cell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#words at distance 1 in the dictiona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# words at distance 2 in the dictiona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owels</text:p>
          </table:table-cell>
          <table:table-cell office:value-type="string" calcext:value-type="string">
            <text:p>#vowe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#{b,v} &gt;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#{g,j} &gt;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#{h} &gt; 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#{s,z,ce,ci,x} &gt; 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#{y} &gt; 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#{r,s,l} &gt; 3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#{m,n,ñ} &gt; 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#{b,d} &gt;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ord length</text:p>
          </table:table-cell>
          <table:table-cell office:value-type="string" calcext:value-type="string">
            <text:p>length of the word</text:p>
          </table:table-cell>
          <table:table-cell table:number-columns-repeated="3"/>
        </table:table-row>
      </table:table>
      <table:table table:name="groups" table:style-name="ta1">
        <table:table-column table:style-name="co1" table:number-columns-repeated="6" table:default-cell-style-name="Default"/>
        <table:table-row table:style-name="ro2">
          <table:table-cell/>
          <table:table-cell office:value-type="string" calcext:value-type="string">
            <text:p>How much do the attributes c1,c2,...,c9 affect the results?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" office:value-type="string" calcext:value-type="string" table:number-columns-spanned="2" table:number-rows-spanned="1">
            <text:p>Correctly classified (%)</text:p>
          </table:table-cell>
          <table:covered-table-cell table:style-name="ce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Using only c1,c2,...,c9 as attributes</text:p>
          </table:table-cell>
          <table:covered-table-cell table:number-columns-repeated="2" table:style-name="ce2"/>
          <table:table-cell table:style-name="ce2" office:value-type="float" office:value="64.79" calcext:value-type="float" table:number-columns-spanned="2" table:number-rows-spanned="1">
            <text:p>64.79</text:p>
          </table:table-cell>
          <table:covered-table-cell table:style-name="ce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Using all but c1,c2,...,c9 as attributes</text:p>
          </table:table-cell>
          <table:covered-table-cell table:number-columns-repeated="2"/>
          <table:table-cell table:style-name="ce2" office:value-type="float" office:value="96.12" calcext:value-type="float" table:number-columns-spanned="2" table:number-rows-spanned="1">
            <text:p>96.12</text:p>
          </table:table-cell>
          <table:covered-table-cell/>
        </table:table-row>
        <table:table-row table:style-name="ro2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5" table:number-rows-spanned="1">
            <text:p>How much do d1,d2 affect the results?</text:p>
          </table:table-cell>
          <table:covered-table-cell table:number-columns-repeated="4"/>
        </table:table-row>
        <table:table-row table:style-name="ro2"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" office:value-type="string" calcext:value-type="string" table:number-columns-spanned="2" table:number-rows-spanned="1">
            <text:p>Correctly classified (%)</text:p>
          </table:table-cell>
          <table:covered-table-cell table:style-name="ce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Using only d1,d2 as attributes</text:p>
          </table:table-cell>
          <table:covered-table-cell table:number-columns-repeated="2" table:style-name="ce2"/>
          <table:table-cell table:style-name="ce2" office:value-type="float" office:value="93.73" calcext:value-type="float" table:number-columns-spanned="2" table:number-rows-spanned="1">
            <text:p>93.73</text:p>
          </table:table-cell>
          <table:covered-table-cell table:style-name="ce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Using all but d1,d2 as attributes</text:p>
          </table:table-cell>
          <table:covered-table-cell table:number-columns-repeated="2"/>
          <table:table-cell table:style-name="ce2" office:value-type="float" office:value="72.85" calcext:value-type="float" table:number-columns-spanned="2" table:number-rows-spanned="1">
            <text:p>72.85</text:p>
          </table:table-cell>
          <table:covered-table-cell/>
        </table:table-row>
      </table:table>
      <table:named-expressions/>
      <table:database-ranges>
        <table:database-range table:name="__Anonymous_Sheet_DB__0" table:target-range-address="Attributes.C4:Attributes.D1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 style:data-style-name="N2" text:time-value="0000-00-00T00:00:03.828291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 Mayo</meta:initial-creator>
    <meta:creation-date>2014-01-03T15:51:33.774745142</meta:creation-date>
    <dc:date>2014-03-31T11:56:53.009456171</dc:date>
    <dc:creator>Marti Mayo</dc:creator>
    <meta:editing-duration>PT7H54M39S</meta:editing-duration>
    <meta:editing-cycles>17</meta:editing-cycles>
    <meta:generator>LibreOffice/4.1.0.0.beta2$Linux_X86_64 LibreOffice_project/410$Build-0</meta:generator>
    <meta:document-statistic meta:table-count="2" meta:cell-count="67" meta:object-count="0"/>
  </office:meta>
</office:document-meta>
</file>